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802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abelle1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>
            <text:p>saveId</text:p>
          </table:table-cell>
          <table:table-cell office:value-type="string">
            <text:p>benötigt</text:p>
          </table:table-cell>
        </table:table-row>
        <table:table-row table:style-name="ro1" table:visibility="filter">
          <table:table-cell office:value-type="string">
            <text:p>Animals_chicken </text:p>
          </table:table-cell>
          <table:table-cell office:value-type="string">
            <text:p>vieh</text:p>
          </table:table-cell>
        </table:table-row>
        <table:table-row table:style-name="ro1" table:visibility="filter">
          <table:table-cell office:value-type="string">
            <text:p>Animals_cow </text:p>
          </table:table-cell>
          <table:table-cell office:value-type="string">
            <text:p>vieh</text:p>
          </table:table-cell>
        </table:table-row>
        <table:table-row table:style-name="ro1" table:visibility="filter">
          <table:table-cell office:value-type="string">
            <text:p>Animals_pig </text:p>
          </table:table-cell>
          <table:table-cell office:value-type="string">
            <text:p>vieh</text:p>
          </table:table-cell>
        </table:table-row>
        <table:table-row table:style-name="ro1" table:visibility="filter">
          <table:table-cell office:value-type="string">
            <text:p>Animals_sheep </text:p>
          </table:table-cell>
          <table:table-cell office:value-type="string">
            <text:p>vieh</text:p>
          </table:table-cell>
        </table:table-row>
        <table:table-row table:style-name="ro1" table:visibility="filter">
          <table:table-cell office:value-type="string">
            <text:p>AnimatedObject_BergehallelightIndoor1 </text:p>
          </table:table-cell>
          <table:table-cell office:value-type="string">
            <text:p>nein</text:p>
          </table:table-cell>
        </table:table-row>
        <table:table-row table:style-name="ro1" table:visibility="filter">
          <table:table-cell office:value-type="string">
            <text:p>AnimatedObject_BergehalleRollDoor1 </text:p>
          </table:table-cell>
          <table:table-cell office:value-type="string">
            <text:p>nein</text:p>
          </table:table-cell>
        </table:table-row>
        <table:table-row table:style-name="ro1" table:visibility="filter">
          <table:table-cell office:value-type="string">
            <text:p>AnimatedObject_BergehalleRollDoor1Schwein </text:p>
          </table:table-cell>
          <table:table-cell office:value-type="string">
            <text:p>nein</text:p>
          </table:table-cell>
        </table:table-row>
        <table:table-row table:style-name="ro1" table:visibility="filter">
          <table:table-cell office:value-type="string">
            <text:p>AnimatedObject_BergehalleRollDoor2 </text:p>
          </table:table-cell>
          <table:table-cell office:value-type="string">
            <text:p>nein</text:p>
          </table:table-cell>
        </table:table-row>
        <table:table-row table:style-name="ro1" table:visibility="filter">
          <table:table-cell office:value-type="string">
            <text:p>AnimatedObject_BergehalleRollDoor2Schwein </text:p>
          </table:table-cell>
          <table:table-cell office:value-type="string">
            <text:p>nein</text:p>
          </table:table-cell>
        </table:table-row>
        <table:table-row table:style-name="ro1" table:visibility="filter">
          <table:table-cell office:value-type="string">
            <text:p>AnimatedObject_BergehalleRollDoor3 </text:p>
          </table:table-cell>
          <table:table-cell office:value-type="string">
            <text:p>nein</text:p>
          </table:table-cell>
        </table:table-row>
        <table:table-row table:style-name="ro1" table:visibility="filter">
          <table:table-cell office:value-type="string">
            <text:p>AnimatedObject_BergehalleRollDoor4 </text:p>
          </table:table-cell>
          <table:table-cell office:value-type="string">
            <text:p>nein</text:p>
          </table:table-cell>
        </table:table-row>
        <table:table-row table:style-name="ro1" table:visibility="filter">
          <table:table-cell office:value-type="string">
            <text:p>AnimatedObject_door </text:p>
          </table:table-cell>
          <table:table-cell office:value-type="string">
            <text:p>nein</text:p>
          </table:table-cell>
        </table:table-row>
        <table:table-row table:style-name="ro1" table:visibility="filter">
          <table:table-cell office:value-type="string">
            <text:p>AnimatedObject_door1 </text:p>
          </table:table-cell>
          <table:table-cell office:value-type="string">
            <text:p>nein</text:p>
          </table:table-cell>
        </table:table-row>
        <table:table-row table:style-name="ro1" table:visibility="filter">
          <table:table-cell office:value-type="string">
            <text:p>AnimatedObject_door11 </text:p>
          </table:table-cell>
          <table:table-cell office:value-type="string">
            <text:p>nein</text:p>
          </table:table-cell>
        </table:table-row>
        <table:table-row table:style-name="ro1" table:visibility="filter">
          <table:table-cell office:value-type="string">
            <text:p>AnimatedObject_door2 </text:p>
          </table:table-cell>
          <table:table-cell office:value-type="string">
            <text:p>nein</text:p>
          </table:table-cell>
        </table:table-row>
        <table:table-row table:style-name="ro1" table:visibility="filter">
          <table:table-cell office:value-type="string">
            <text:p>AnimatedObject_door3 </text:p>
          </table:table-cell>
          <table:table-cell office:value-type="string">
            <text:p>nein</text:p>
          </table:table-cell>
        </table:table-row>
        <table:table-row table:style-name="ro1" table:visibility="filter">
          <table:table-cell office:value-type="string">
            <text:p>AnimatedObject_HofSaatgutSilo </text:p>
          </table:table-cell>
          <table:table-cell office:value-type="string">
            <text:p>nein</text:p>
          </table:table-cell>
        </table:table-row>
        <table:table-row table:style-name="ro1" table:visibility="filter">
          <table:table-cell office:value-type="string">
            <text:p>AnimatedObject_HofSaatgutSilo1 </text:p>
          </table:table-cell>
          <table:table-cell office:value-type="string">
            <text:p>nein</text:p>
          </table:table-cell>
        </table:table-row>
        <table:table-row table:style-name="ro1" table:visibility="filter">
          <table:table-cell office:value-type="string">
            <text:p>AnimatedObject_licht_kuhstall </text:p>
          </table:table-cell>
          <table:table-cell office:value-type="string">
            <text:p>nein</text:p>
          </table:table-cell>
        </table:table-row>
        <table:table-row table:style-name="ro1" table:visibility="filter">
          <table:table-cell office:value-type="string">
            <text:p>AnimatedObject_licht_lagerhalle1 </text:p>
          </table:table-cell>
          <table:table-cell office:value-type="string">
            <text:p>nein</text:p>
          </table:table-cell>
        </table:table-row>
        <table:table-row table:style-name="ro1" table:visibility="filter">
          <table:table-cell office:value-type="string">
            <text:p>AnimatedObject_licht_lagerhalle2 </text:p>
          </table:table-cell>
          <table:table-cell office:value-type="string">
            <text:p>nein</text:p>
          </table:table-cell>
        </table:table-row>
        <table:table-row table:style-name="ro1" table:visibility="filter">
          <table:table-cell office:value-type="string">
            <text:p>AnimatedObject_licht_lagerhalle3 </text:p>
          </table:table-cell>
          <table:table-cell office:value-type="string">
            <text:p>nein</text:p>
          </table:table-cell>
        </table:table-row>
        <table:table-row table:style-name="ro1" table:visibility="filter">
          <table:table-cell office:value-type="string">
            <text:p>AnimatedObject_licht_lagerhalle4 </text:p>
          </table:table-cell>
          <table:table-cell office:value-type="string">
            <text:p>nein</text:p>
          </table:table-cell>
        </table:table-row>
        <table:table-row table:style-name="ro1" table:visibility="filter">
          <table:table-cell office:value-type="string">
            <text:p>AnimatedObject_licht_lagerhalle5 </text:p>
          </table:table-cell>
          <table:table-cell office:value-type="string">
            <text:p>nein</text:p>
          </table:table-cell>
        </table:table-row>
        <table:table-row table:style-name="ro1" table:visibility="filter">
          <table:table-cell office:value-type="string">
            <text:p>AnimatedObject_licht_lagerhalle6 </text:p>
          </table:table-cell>
          <table:table-cell office:value-type="string">
            <text:p>nein</text:p>
          </table:table-cell>
        </table:table-row>
        <table:table-row table:style-name="ro1" table:visibility="filter">
          <table:table-cell office:value-type="string">
            <text:p>AnimatedObject_licht_obsthalle </text:p>
          </table:table-cell>
          <table:table-cell office:value-type="string">
            <text:p>nein</text:p>
          </table:table-cell>
        </table:table-row>
        <table:table-row table:style-name="ro1" table:visibility="filter">
          <table:table-cell office:value-type="string">
            <text:p>AnimatedObject_stop_apfel </text:p>
          </table:table-cell>
          <table:table-cell office:value-type="string">
            <text:p>nein</text:p>
          </table:table-cell>
        </table:table-row>
        <table:table-row table:style-name="ro1" table:visibility="filter">
          <table:table-cell office:value-type="string">
            <text:p>AnimatedObject_stop_bierf </text:p>
          </table:table-cell>
          <table:table-cell office:value-type="string">
            <text:p>nein</text:p>
          </table:table-cell>
        </table:table-row>
        <table:table-row table:style-name="ro1" table:visibility="filter">
          <table:table-cell office:value-type="string">
            <text:p>AnimatedObject_stop_bierk </text:p>
          </table:table-cell>
          <table:table-cell office:value-type="string">
            <text:p>nein</text:p>
          </table:table-cell>
        </table:table-row>
        <table:table-row table:style-name="ro1" table:visibility="filter">
          <table:table-cell office:value-type="string">
            <text:p>AnimatedObject_stop_birne </text:p>
          </table:table-cell>
          <table:table-cell office:value-type="string">
            <text:p>nein</text:p>
          </table:table-cell>
        </table:table-row>
        <table:table-row table:style-name="ro1" table:visibility="filter">
          <table:table-cell office:value-type="string">
            <text:p>AnimatedObject_stop_brot </text:p>
          </table:table-cell>
          <table:table-cell office:value-type="string">
            <text:p>nein</text:p>
          </table:table-cell>
        </table:table-row>
        <table:table-row table:style-name="ro1" table:visibility="filter">
          <table:table-cell office:value-type="string">
            <text:p>AnimatedObject_stop_butter </text:p>
          </table:table-cell>
          <table:table-cell office:value-type="string">
            <text:p>nein</text:p>
          </table:table-cell>
        </table:table-row>
        <table:table-row table:style-name="ro1" table:visibility="filter">
          <table:table-cell office:value-type="string">
            <text:p>AnimatedObject_stop_joghurt </text:p>
          </table:table-cell>
          <table:table-cell office:value-type="string">
            <text:p>nein</text:p>
          </table:table-cell>
        </table:table-row>
        <table:table-row table:style-name="ro1" table:visibility="filter">
          <table:table-cell office:value-type="string">
            <text:p>AnimatedObject_stop_karton </text:p>
          </table:table-cell>
          <table:table-cell office:value-type="string">
            <text:p>nein</text:p>
          </table:table-cell>
        </table:table-row>
        <table:table-row table:style-name="ro1" table:visibility="filter">
          <table:table-cell office:value-type="string">
            <text:p>AnimatedObject_stop_kirsche </text:p>
          </table:table-cell>
          <table:table-cell office:value-type="string">
            <text:p>nein</text:p>
          </table:table-cell>
        </table:table-row>
        <table:table-row table:style-name="ro1" table:visibility="filter">
          <table:table-cell office:value-type="string">
            <text:p>AnimatedObject_stop_leerpalette </text:p>
          </table:table-cell>
          <table:table-cell office:value-type="string">
            <text:p>nein</text:p>
          </table:table-cell>
        </table:table-row>
        <table:table-row table:style-name="ro1" table:visibility="filter">
          <table:table-cell office:value-type="string">
            <text:p>AnimatedObject_stop_mehl </text:p>
          </table:table-cell>
          <table:table-cell office:value-type="string">
            <text:p>nein</text:p>
          </table:table-cell>
        </table:table-row>
        <table:table-row table:style-name="ro1" table:visibility="filter">
          <table:table-cell office:value-type="string">
            <text:p>AnimatedObject_stop_milch </text:p>
          </table:table-cell>
          <table:table-cell office:value-type="string">
            <text:p>nein</text:p>
          </table:table-cell>
        </table:table-row>
        <table:table-row table:style-name="ro1" table:visibility="filter">
          <table:table-cell office:value-type="string">
            <text:p>AnimatedObject_stop_papier </text:p>
          </table:table-cell>
          <table:table-cell office:value-type="string">
            <text:p>nein</text:p>
          </table:table-cell>
        </table:table-row>
        <table:table-row table:style-name="ro1" table:visibility="filter">
          <table:table-cell office:value-type="string">
            <text:p>AnimatedObject_stop_pflaume </text:p>
          </table:table-cell>
          <table:table-cell office:value-type="string">
            <text:p>nein</text:p>
          </table:table-cell>
        </table:table-row>
        <table:table-row table:style-name="ro1" table:visibility="filter">
          <table:table-cell office:value-type="string">
            <text:p>AnimatedObject_stop_quark </text:p>
          </table:table-cell>
          <table:table-cell office:value-type="string">
            <text:p>nein</text:p>
          </table:table-cell>
        </table:table-row>
        <table:table-row table:style-name="ro1" table:visibility="filter">
          <table:table-cell office:value-type="string">
            <text:p>AnimatedObject_stop_sahne </text:p>
          </table:table-cell>
          <table:table-cell office:value-type="string">
            <text:p>nein</text:p>
          </table:table-cell>
        </table:table-row>
        <table:table-row table:style-name="ro1" table:visibility="filter">
          <table:table-cell office:value-type="string">
            <text:p>AnimatedObject_stop_zucker </text:p>
          </table:table-cell>
          <table:table-cell office:value-type="string">
            <text:p>nein</text:p>
          </table:table-cell>
        </table:table-row>
        <table:table-row table:style-name="ro1" table:visibility="filter">
          <table:table-cell office:value-type="string">
            <text:p>Bga </text:p>
          </table:table-cell>
          <table:table-cell office:value-type="string">
            <text:p>unklar</text:p>
          </table:table-cell>
        </table:table-row>
        <table:table-row table:style-name="ro1" table:visibility="filter">
          <table:table-cell office:value-type="string">
            <text:p>BunkerSilo_cowSilo </text:p>
          </table:table-cell>
          <table:table-cell office:value-type="string">
            <text:p>unklar</text:p>
          </table:table-cell>
        </table:table-row>
        <table:table-row table:style-name="ro1" table:visibility="filter">
          <table:table-cell office:value-type="string">
            <text:p>BunkerSilo_silo001 </text:p>
          </table:table-cell>
          <table:table-cell office:value-type="string">
            <text:p>unklar</text:p>
          </table:table-cell>
        </table:table-row>
        <table:table-row table:style-name="ro1" table:visibility="filter">
          <table:table-cell office:value-type="string">
            <text:p>BunkerSilo_silo002 </text:p>
          </table:table-cell>
          <table:table-cell office:value-type="string">
            <text:p>unklar</text:p>
          </table:table-cell>
        </table:table-row>
        <table:table-row table:style-name="ro1" table:visibility="filter">
          <table:table-cell office:value-type="string">
            <text:p>BunkerSilo_silo003 </text:p>
          </table:table-cell>
          <table:table-cell office:value-type="string">
            <text:p>unklar</text:p>
          </table:table-cell>
        </table:table-row>
        <table:table-row table:style-name="ro1" table:visibility="filter">
          <table:table-cell office:value-type="string">
            <text:p>BunkerSilo_silo004 </text:p>
          </table:table-cell>
          <table:table-cell office:value-type="string">
            <text:p>unklar</text:p>
          </table:table-cell>
        </table:table-row>
        <table:table-row table:style-name="ro1" table:visibility="filter">
          <table:table-cell office:value-type="string">
            <text:p>BunkerSilo_silo005 </text:p>
          </table:table-cell>
          <table:table-cell office:value-type="string">
            <text:p>unklar</text:p>
          </table:table-cell>
        </table:table-row>
        <table:table-row table:style-name="ro1" table:visibility="filter">
          <table:table-cell office:value-type="string">
            <text:p>BunkerSilo_Silo1 </text:p>
          </table:table-cell>
          <table:table-cell office:value-type="string">
            <text:p>unklar</text:p>
          </table:table-cell>
        </table:table-row>
        <table:table-row table:style-name="ro1" table:visibility="filter">
          <table:table-cell office:value-type="string">
            <text:p>BunkerSilo_Silo2 </text:p>
          </table:table-cell>
          <table:table-cell office:value-type="string">
            <text:p>unklar</text:p>
          </table:table-cell>
        </table:table-row>
        <table:table-row table:style-name="ro1">
          <table:table-cell office:value-type="string">
            <text:p>FabrikScript_Backerei </text:p>
          </table:table-cell>
          <table:table-cell office:value-type="string">
            <text:p>prod</text:p>
          </table:table-cell>
        </table:table-row>
        <table:table-row table:style-name="ro1">
          <table:table-cell office:value-type="string">
            <text:p>FabrikScript_BrauereiFass </text:p>
          </table:table-cell>
          <table:table-cell office:value-type="string">
            <text:p>prod</text:p>
          </table:table-cell>
        </table:table-row>
        <table:table-row table:style-name="ro1">
          <table:table-cell office:value-type="string">
            <text:p>FabrikScript_BrauereiKasten </text:p>
          </table:table-cell>
          <table:table-cell office:value-type="string">
            <text:p>prod</text:p>
          </table:table-cell>
        </table:table-row>
        <table:table-row table:style-name="ro1">
          <table:table-cell office:value-type="string">
            <text:p>FabrikScript_compostMaster2k17 </text:p>
          </table:table-cell>
          <table:table-cell office:value-type="string">
            <text:p>prod</text:p>
          </table:table-cell>
        </table:table-row>
        <table:table-row table:style-name="ro1">
          <table:table-cell office:value-type="string">
            <text:p>FabrikScript_Duenger_Prod </text:p>
          </table:table-cell>
          <table:table-cell office:value-type="string">
            <text:p>prod</text:p>
          </table:table-cell>
        </table:table-row>
        <table:table-row table:style-name="ro1">
          <table:table-cell office:value-type="string">
            <text:p>FabrikScript_Fabrik </text:p>
          </table:table-cell>
          <table:table-cell office:value-type="string">
            <text:p>prod</text:p>
          </table:table-cell>
        </table:table-row>
        <table:table-row table:style-name="ro1">
          <table:table-cell office:value-type="string">
            <text:p>FabrikScript_Fertilizer </text:p>
          </table:table-cell>
          <table:table-cell office:value-type="string">
            <text:p>prod</text:p>
          </table:table-cell>
        </table:table-row>
        <table:table-row table:style-name="ro1">
          <table:table-cell office:value-type="string">
            <text:p>FabrikScript_GersteMehlfabrik </text:p>
          </table:table-cell>
          <table:table-cell office:value-type="string">
            <text:p>prod</text:p>
          </table:table-cell>
        </table:table-row>
        <table:table-row table:style-name="ro1">
          <table:table-cell office:value-type="string">
            <text:p>FabrikScript_Holzhacker </text:p>
          </table:table-cell>
          <table:table-cell office:value-type="string">
            <text:p>prod</text:p>
          </table:table-cell>
        </table:table-row>
        <table:table-row table:style-name="ro1">
          <table:table-cell office:value-type="string">
            <text:p>FabrikScript_Klaerwerk </text:p>
          </table:table-cell>
          <table:table-cell office:value-type="string">
            <text:p>prod</text:p>
          </table:table-cell>
        </table:table-row>
        <table:table-row table:style-name="ro1">
          <table:table-cell office:value-type="string">
            <text:p>FabrikScript_KraftFutterHerstellung </text:p>
          </table:table-cell>
          <table:table-cell office:value-type="string">
            <text:p>prod</text:p>
          </table:table-cell>
        </table:table-row>
        <table:table-row table:style-name="ro1" table:visibility="filter">
          <table:table-cell office:value-type="string">
            <text:p>FabrikScript_Lager_Apfel </text:p>
          </table:table-cell>
          <table:table-cell office:value-type="string">
            <text:p>storage</text:p>
          </table:table-cell>
        </table:table-row>
        <table:table-row table:style-name="ro1" table:visibility="filter">
          <table:table-cell office:value-type="string">
            <text:p>FabrikScript_Lager_Bierfass </text:p>
          </table:table-cell>
          <table:table-cell office:value-type="string">
            <text:p>storage</text:p>
          </table:table-cell>
        </table:table-row>
        <table:table-row table:style-name="ro1" table:visibility="filter">
          <table:table-cell office:value-type="string">
            <text:p>FabrikScript_Lager_Bierkasten </text:p>
          </table:table-cell>
          <table:table-cell office:value-type="string">
            <text:p>storage</text:p>
          </table:table-cell>
        </table:table-row>
        <table:table-row table:style-name="ro1" table:visibility="filter">
          <table:table-cell office:value-type="string">
            <text:p>FabrikScript_Lager_Birne </text:p>
          </table:table-cell>
          <table:table-cell office:value-type="string">
            <text:p>storage</text:p>
          </table:table-cell>
        </table:table-row>
        <table:table-row table:style-name="ro1" table:visibility="filter">
          <table:table-cell office:value-type="string">
            <text:p>FabrikScript_Lager_Brot </text:p>
          </table:table-cell>
          <table:table-cell office:value-type="string">
            <text:p>storage</text:p>
          </table:table-cell>
        </table:table-row>
        <table:table-row table:style-name="ro1" table:visibility="filter">
          <table:table-cell office:value-type="string">
            <text:p>FabrikScript_Lager_Butter </text:p>
          </table:table-cell>
          <table:table-cell office:value-type="string">
            <text:p>storage</text:p>
          </table:table-cell>
        </table:table-row>
        <table:table-row table:style-name="ro1" table:visibility="filter">
          <table:table-cell office:value-type="string">
            <text:p>FabrikScript_Lager_Karton </text:p>
          </table:table-cell>
          <table:table-cell office:value-type="string">
            <text:p>storage</text:p>
          </table:table-cell>
        </table:table-row>
        <table:table-row table:style-name="ro1" table:visibility="filter">
          <table:table-cell office:value-type="string">
            <text:p>FabrikScript_Lager_Kirsche </text:p>
          </table:table-cell>
          <table:table-cell office:value-type="string">
            <text:p>storage</text:p>
          </table:table-cell>
        </table:table-row>
        <table:table-row table:style-name="ro1" table:visibility="filter">
          <table:table-cell office:value-type="string">
            <text:p>FabrikScript_Lager_Leerpaletten </text:p>
          </table:table-cell>
          <table:table-cell office:value-type="string">
            <text:p>storage</text:p>
          </table:table-cell>
        </table:table-row>
        <table:table-row table:style-name="ro1" table:visibility="filter">
          <table:table-cell office:value-type="string">
            <text:p>FabrikScript_Lager_Mehl </text:p>
          </table:table-cell>
          <table:table-cell office:value-type="string">
            <text:p>storage</text:p>
          </table:table-cell>
        </table:table-row>
        <table:table-row table:style-name="ro1" table:visibility="filter">
          <table:table-cell office:value-type="string">
            <text:p>FabrikScript_Lager_Milch </text:p>
          </table:table-cell>
          <table:table-cell office:value-type="string">
            <text:p>storage</text:p>
          </table:table-cell>
        </table:table-row>
        <table:table-row table:style-name="ro1" table:visibility="filter">
          <table:table-cell office:value-type="string">
            <text:p>FabrikScript_Lager_Papier </text:p>
          </table:table-cell>
          <table:table-cell office:value-type="string">
            <text:p>storage</text:p>
          </table:table-cell>
        </table:table-row>
        <table:table-row table:style-name="ro1" table:visibility="filter">
          <table:table-cell office:value-type="string">
            <text:p>FabrikScript_Lager_Pflaume </text:p>
          </table:table-cell>
          <table:table-cell office:value-type="string">
            <text:p>storage</text:p>
          </table:table-cell>
        </table:table-row>
        <table:table-row table:style-name="ro1" table:visibility="filter">
          <table:table-cell office:value-type="string">
            <text:p>FabrikScript_Lager_Quark </text:p>
          </table:table-cell>
          <table:table-cell office:value-type="string">
            <text:p>storage</text:p>
          </table:table-cell>
        </table:table-row>
        <table:table-row table:style-name="ro1" table:visibility="filter">
          <table:table-cell office:value-type="string">
            <text:p>FabrikScript_Lager_Sahne </text:p>
          </table:table-cell>
          <table:table-cell office:value-type="string">
            <text:p>storage</text:p>
          </table:table-cell>
        </table:table-row>
        <table:table-row table:style-name="ro1" table:visibility="filter">
          <table:table-cell office:value-type="string">
            <text:p>FabrikScript_Lager_Yogurt </text:p>
          </table:table-cell>
          <table:table-cell office:value-type="string">
            <text:p>storage</text:p>
          </table:table-cell>
        </table:table-row>
        <table:table-row table:style-name="ro1" table:visibility="filter">
          <table:table-cell office:value-type="string">
            <text:p>FabrikScript_Lager_Zucker </text:p>
          </table:table-cell>
          <table:table-cell office:value-type="string">
            <text:p>storage</text:p>
          </table:table-cell>
        </table:table-row>
        <table:table-row table:style-name="ro1">
          <table:table-cell office:value-type="string">
            <text:p>FabrikScript_Molkerei </text:p>
          </table:table-cell>
          <table:table-cell office:value-type="string">
            <text:p>prod</text:p>
          </table:table-cell>
        </table:table-row>
        <table:table-row table:style-name="ro1">
          <table:table-cell office:value-type="string">
            <text:p>FabrikScript_obst_apfel </text:p>
          </table:table-cell>
          <table:table-cell office:value-type="string">
            <text:p>prod</text:p>
          </table:table-cell>
        </table:table-row>
        <table:table-row table:style-name="ro1">
          <table:table-cell office:value-type="string">
            <text:p>FabrikScript_obst_birne </text:p>
          </table:table-cell>
          <table:table-cell office:value-type="string">
            <text:p>prod</text:p>
          </table:table-cell>
        </table:table-row>
        <table:table-row table:style-name="ro1">
          <table:table-cell office:value-type="string">
            <text:p>FabrikScript_obst_kirsche </text:p>
          </table:table-cell>
          <table:table-cell office:value-type="string">
            <text:p>prod</text:p>
          </table:table-cell>
        </table:table-row>
        <table:table-row table:style-name="ro1">
          <table:table-cell office:value-type="string">
            <text:p>FabrikScript_obst_pflaume </text:p>
          </table:table-cell>
          <table:table-cell office:value-type="string">
            <text:p>prod</text:p>
          </table:table-cell>
        </table:table-row>
        <table:table-row table:style-name="ro1">
          <table:table-cell office:value-type="string">
            <text:p>FabrikScript_Oel_Raffinerie_Raps </text:p>
          </table:table-cell>
          <table:table-cell office:value-type="string">
            <text:p>prod</text:p>
          </table:table-cell>
        </table:table-row>
        <table:table-row table:style-name="ro1">
          <table:table-cell office:value-type="string">
            <text:p>FabrikScript_Paletten_Fabrik </text:p>
          </table:table-cell>
          <table:table-cell office:value-type="string">
            <text:p>prod</text:p>
          </table:table-cell>
        </table:table-row>
        <table:table-row table:style-name="ro1">
          <table:table-cell office:value-type="string">
            <text:p>FabrikScript_RoggenMehlfabrik </text:p>
          </table:table-cell>
          <table:table-cell office:value-type="string">
            <text:p>prod</text:p>
          </table:table-cell>
        </table:table-row>
        <table:table-row table:style-name="ro1">
          <table:table-cell office:value-type="string">
            <text:p>FabrikScript_Saat_Prod </text:p>
          </table:table-cell>
          <table:table-cell office:value-type="string">
            <text:p>prod</text:p>
          </table:table-cell>
        </table:table-row>
        <table:table-row table:style-name="ro1">
          <table:table-cell office:value-type="string">
            <text:p>FabrikScript_Saatgut </text:p>
          </table:table-cell>
          <table:table-cell office:value-type="string">
            <text:p>prod</text:p>
          </table:table-cell>
        </table:table-row>
        <table:table-row table:style-name="ro1">
          <table:table-cell office:value-type="string">
            <text:p>FabrikScript_Schweinefutterstation </text:p>
          </table:table-cell>
          <table:table-cell office:value-type="string">
            <text:p>prod</text:p>
          </table:table-cell>
        </table:table-row>
        <table:table-row table:style-name="ro1">
          <table:table-cell office:value-type="string">
            <text:p>FabrikScript_WeizenMehlfabrik </text:p>
          </table:table-cell>
          <table:table-cell office:value-type="string">
            <text:p>prod</text:p>
          </table:table-cell>
        </table:table-row>
        <table:table-row table:style-name="ro1">
          <table:table-cell office:value-type="string">
            <text:p>FabrikScript_Zellstoff_Fabrik </text:p>
          </table:table-cell>
          <table:table-cell office:value-type="string">
            <text:p>prod</text:p>
          </table:table-cell>
        </table:table-row>
        <table:table-row table:style-name="ro1">
          <table:table-cell office:value-type="string">
            <text:p>FabrikScript_Zuckerfabrik </text:p>
          </table:table-cell>
          <table:table-cell office:value-type="string">
            <text:p>prod</text:p>
          </table:table-cell>
        </table:table-row>
        <table:table-row table:style-name="ro1" table:visibility="filter">
          <table:table-cell office:value-type="string">
            <text:p>fuelStation_Hoftankstelle </text:p>
          </table:table-cell>
          <table:table-cell office:value-type="string">
            <text:p>nein</text:p>
          </table:table-cell>
        </table:table-row>
        <table:table-row table:style-name="ro1" table:visibility="filter">
          <table:table-cell office:value-type="string">
            <text:p>fuelStation_Tankstelle_BGA_Nord </text:p>
          </table:table-cell>
          <table:table-cell office:value-type="string">
            <text:p>nein</text:p>
          </table:table-cell>
        </table:table-row>
        <table:table-row table:style-name="ro1" table:visibility="filter">
          <table:table-cell office:value-type="string">
            <text:p>fuelStation_Tankstelle_BGA_Sued </text:p>
          </table:table-cell>
          <table:table-cell office:value-type="string">
            <text:p>nein</text:p>
          </table:table-cell>
        </table:table-row>
        <table:table-row table:style-name="ro1" table:visibility="filter">
          <table:table-cell office:value-type="string">
            <text:p>fuelStation_Tankstelle_Raffinerie </text:p>
          </table:table-cell>
          <table:table-cell office:value-type="string">
            <text:p>nein</text:p>
          </table:table-cell>
        </table:table-row>
        <table:table-row table:style-name="ro1" table:visibility="filter">
          <table:table-cell office:value-type="string">
            <text:p>MilkFillTrigger_MilkFillTrigger </text:p>
          </table:table-cell>
          <table:table-cell office:value-type="string">
            <text:p>nein</text:p>
          </table:table-cell>
        </table:table-row>
        <table:table-row table:style-name="ro1" table:visibility="filter">
          <table:table-cell office:value-type="string">
            <text:p>MilkSellTrigger_MilkSellTrigger </text:p>
          </table:table-cell>
          <table:table-cell office:value-type="string">
            <text:p>nein</text:p>
          </table:table-cell>
        </table:table-row>
        <table:table-row table:style-name="ro1" table:visibility="filter">
          <table:table-cell office:value-type="string">
            <text:p>Storage_storage1 </text:p>
          </table:table-cell>
          <table:table-cell office:value-type="string">
            <text:p>storage</text:p>
          </table:table-cell>
        </table:table-row>
        <table:table-row table:style-name="ro1" table:visibility="filter">
          <table:table-cell office:value-type="string">
            <text:p>TipTrigger_BAHNHOF </text:p>
          </table:table-cell>
          <table:table-cell office:value-type="string">
            <text:p>sell</text:p>
          </table:table-cell>
        </table:table-row>
        <table:table-row table:style-name="ro1" table:visibility="filter">
          <table:table-cell office:value-type="string">
            <text:p>TipTrigger_BIOGAS </text:p>
          </table:table-cell>
          <table:table-cell office:value-type="string">
            <text:p>sell</text:p>
          </table:table-cell>
        </table:table-row>
        <table:table-row table:style-name="ro1" table:visibility="filter">
          <table:table-cell office:value-type="string">
            <text:p>TipTrigger_DEPOT </text:p>
          </table:table-cell>
          <table:table-cell office:value-type="string">
            <text:p>sell</text:p>
          </table:table-cell>
        </table:table-row>
        <table:table-row table:style-name="ro1" table:visibility="filter">
          <table:table-cell office:value-type="string">
            <text:p>TipTrigger_FARM_SILO </text:p>
          </table:table-cell>
          <table:table-cell office:value-type="string">
            <text:p>sell</text:p>
          </table:table-cell>
        </table:table-row>
        <table:table-row table:style-name="ro1" table:visibility="filter">
          <table:table-cell office:value-type="string">
            <text:p>TipTrigger_GETREIDEHANDEL </text:p>
          </table:table-cell>
          <table:table-cell office:value-type="string">
            <text:p>sell</text:p>
          </table:table-cell>
        </table:table-row>
        <table:table-row table:style-name="ro1" table:visibility="filter">
          <table:table-cell office:value-type="string">
            <text:p>TipTrigger_HAFEN </text:p>
          </table:table-cell>
          <table:table-cell office:value-type="string">
            <text:p>sell</text:p>
          </table:table-cell>
        </table:table-row>
        <table:table-row table:style-name="ro1" table:visibility="filter">
          <table:table-cell office:value-type="string">
            <text:p>TipTrigger_HEIZWERK </text:p>
          </table:table-cell>
          <table:table-cell office:value-type="string">
            <text:p>sell</text:p>
          </table:table-cell>
        </table:table-row>
        <table:table-row table:style-name="ro1" table:visibility="filter">
          <table:table-cell office:value-type="string">
            <text:p>TipTrigger_RAIFFEISEN </text:p>
          </table:table-cell>
          <table:table-cell office:value-type="string">
            <text:p>sell</text:p>
          </table:table-cell>
        </table:table-row>
        <table:table-row table:style-name="ro1" table:visibility="filter">
          <table:table-cell office:value-type="string">
            <text:p>TipTrigger_SAWMILL </text:p>
          </table:table-cell>
          <table:table-cell office:value-type="string">
            <text:p>sell</text:p>
          </table:table-cell>
        </table:table-row>
        <table:table-row table:style-name="ro1" table:visibility="filter">
          <table:table-cell office:value-type="string">
            <text:p>TipTrigger_STADION </text:p>
          </table:table-cell>
          <table:table-cell office:value-type="string">
            <text:p>sell</text:p>
          </table:table-cell>
        </table:table-row>
        <table:table-row table:style-name="ro1" table:visibility="filter">
          <table:table-cell office:value-type="string">
            <text:p>TipTrigger_SUPERMARKT </text:p>
          </table:table-cell>
          <table:table-cell office:value-type="string">
            <text:p>sell</text:p>
          </table:table-cell>
        </table:table-row>
        <table:table-row table:style-name="ro1" table:visibility="filter">
          <table:table-cell office:value-type="string">
            <text:p>TipTrigger_SUPERMARKT1 </text:p>
          </table:table-cell>
          <table:table-cell office:value-type="string">
            <text:p>sell</text:p>
          </table:table-cell>
        </table:table-row>
        <table:table-row table:style-name="ro1" table:visibility="filter">
          <table:table-cell office:value-type="string">
            <text:p>TipTrigger_TANKE </text:p>
          </table:table-cell>
          <table:table-cell office:value-type="string">
            <text:p>sell</text:p>
          </table:table-cell>
        </table:table-row>
        <table:table-row table:style-name="ro1" table:visibility="filter">
          <table:table-cell office:value-type="string">
            <text:p>TipTrigger_TANKE2 </text:p>
          </table:table-cell>
          <table:table-cell office:value-type="string">
            <text:p>sell</text:p>
          </table:table-cell>
        </table:table-row>
        <table:table-row table:style-name="ro1" table:visibility="filter">
          <table:table-cell office:value-type="string">
            <text:p>TipTrigger_WASSERKAUF </text:p>
          </table:table-cell>
          <table:table-cell office:value-type="string">
            <text:p>sell</text:p>
          </table:table-cell>
        </table:table-row>
        <table:table-row table:style-name="ro1" table:visibility="filter">
          <table:table-cell office:value-type="string">
            <text:p>TipTrigger_WINDROW_SALE </text:p>
          </table:table-cell>
          <table:table-cell office:value-type="string">
            <text:p>sell</text:p>
          </table:table-cell>
        </table:table-row>
        <table:table-row table:style-name="ro1" table:visibility="filter">
          <table:table-cell office:value-type="string">
            <text:p>TipTrigger_WOLLEVERKAUF </text:p>
          </table:table-cell>
          <table:table-cell office:value-type="string">
            <text:p>sell</text:p>
          </table:table-cell>
        </table:table-row>
        <table:table-row table:style-name="ro1" table:visibility="filter">
          <table:table-cell office:value-type="string">
            <text:p>Train_woodTrain_woodTrainSpline </text:p>
          </table:table-cell>
          <table:table-cell office:value-type="string">
            <text:p>sell</text:p>
          </table:table-cell>
        </table:table-row>
      </table:table>
      <table:table table:name="Tabelle2" table:style-name="ta1" table:print="false">
        <table:table-column table:style-name="co2" table:default-cell-style-name="Default"/>
        <table:table-row table:style-name="ro2">
          <table:table-cell/>
        </table:table-row>
      </table:table>
      <table:table table:name="Tabelle3" table:style-name="ta1" table:print="false">
        <table:table-column table:style-name="co2" table:default-cell-style-name="Default"/>
        <table:table-row table:style-name="ro2">
          <table:table-cell/>
        </table:table-row>
      </table:table>
      <table:database-ranges>
        <table:database-range table:name="__Anonymous_Sheet_DB__1" table:target-range-address="Tabelle1.A1:Tabelle1.B120" table:display-filter-buttons="true">
          <table:filter>
            <table:filter-condition table:field-number="1" table:value="prod" table:operator="="/>
          </table:filter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3">13.05.2017</text:date>, <text:time>17:38:57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rs Bleckwenn</meta:initial-creator>
    <meta:creation-date>2017-05-13T16:48:53.15</meta:creation-date>
    <dc:date>2017-05-13T17:38:57.83</dc:date>
    <dc:creator>Lars Bleckwenn</dc:creator>
    <meta:editing-duration>PT34M54S</meta:editing-duration>
    <meta:editing-cycles>1</meta:editing-cycles>
    <meta:document-statistic meta:table-count="3" meta:cell-count="240" meta:object-count="0"/>
    <meta:generator>OpenOffice/4.1.3$Win32 OpenOffice.org_project/413m1$Build-9783</meta:generator>
  </office:meta>
</office:document-meta>
</file>